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54ef" officeooo:paragraph-rsid="000554ef"/>
    </style:style>
    <style:style style:name="P2" style:family="paragraph" style:parent-style-name="Standard" style:list-style-name="L1">
      <style:text-properties style:font-name="Arial" officeooo:rsid="000554ef" officeooo:paragraph-rsid="000554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rio</text:p>
      <text:p text:style-name="P1"/>
      <text:list xml:id="list6380275621911705476" text:style-name="L1">
        <text:list-item>
          <text:p text:style-name="P2"><text:span text:style-name="T3">Métricas: </text:span>es un concepto que describe muchos y varios tipos de medición. Siendo una medida estadística (no cuantitativa como las otras disciplinas como por ejemplo la física) que se aplica a todos los aspectos de calidad de software, <text:s/>los cuales deben ser medidos <text:s/>desde diferentes puntos de vista como el análisis, construcción, funcional, documentación, métodos , proceso, usuarios, etc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6:39:37.069000000</meta:creation-date>
    <dc:date>2016-08-15T17:15:50.716000000</dc:date>
    <meta:editing-duration>PT26M13S</meta:editing-duration>
    <meta:editing-cycles>1</meta:editing-cycles>
    <meta:document-statistic meta:table-count="0" meta:image-count="0" meta:object-count="0" meta:page-count="1" meta:paragraph-count="3" meta:word-count="62" meta:character-count="399" meta:non-whitespace-character-count="339"/>
    <meta:generator>LibreOffice/5.1.3.2$Windows_x86 LibreOffice_project/644e4637d1d8544fd9f56425bd6cec110e49301b</meta:generator>
  </office:meta>
</office:document-meta>
</file>